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1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SUNNI TIJEROS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 INDUSTRIAS DORITA S.A.C.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PCL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1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TIJERO NORIEGA, CARLOS AUGUST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TIJERO NORIEGA, SUNI CAROLIN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5</text:p>
          </table:table-cell>
        </table:table-row>
        <table:table-row>
          <table:table-cell table:style-name="Tabla1.A2" office:value-type="float" office:value="0">
            <text:p text:style-name="P7">PATOS BB</text:p>
          </table:table-cell>
          <table:table-cell table:style-name="Tabla1.B2" office:value-type="string">
            <text:p text:style-name="P9">Cant.Cajas: <text:span text:style-name="T11">5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55806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362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8:35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9:4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1T00:06:02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